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Overview is an internal Plantlore nickname for the AppCore MVC. It displays and handles the main application JFrame. The AppCoreCtrl works as a central point in the application that coordinates the rest of the application using various Swing listeners and the Plantlore „bridges“ (see chapter about MVC and the GUI communication layer).</text:p>
      <text:h text:style-name="Heading_20_2" text:outline-level="2">The AppCore model</text:h>
      <text:p text:style-name="Text_20_body">The AppCore model initially loads data required by AddEdit and Search dialogs from the database. It would be very inefficient to load these data from the database each time the dialog is invoked. Therefore the loading takes place only when needed (when notified by the bridges). The AppCore model also holds a so called OverviewTableModel which is the table model used for the main table in overview. The OverviewTableModel handles requests for displaying results of a new query, for moving one page further or back. It also implements the column settings function. The AppCore is informed by the SettingsBridge about the fact that the sequence of columns has changed and it propagates this information further to the OverviewTableModel. Between the AppCore and the OverviewTableModel there is another inter-layer, called the TableSorter that handles the sorting requests when user clicks on a column header in the overview.</text:p>
      <text:h text:style-name="Heading_20_2" text:outline-level="2">The AppCore view</text:h>
      <text:p text:style-name="Text_20_body">The AppCore view is modelled using the Matisse GUI editor included in Netbeans 5.0 and newer. Therefore it is very easy to change the number and location of various components in the view. The AppCore view observes changes in the model and updates itself accordingly. For example it updates the page count and result count upon a new search query.</text:p>
      <text:h text:style-name="Heading_20_3" text:outline-level="3">The AppCore controller</text:h>
      <text:p text:style-name="Text_20_body">The controller is the main coordination point in Plantlore as mentioned before. For detailed information read the chapter about MVC and the GUI communication layer.</text:p>
      <text:h text:style-name="Heading_20_1" text:outline-level="1">Localization and internationalization</text:h>
      <text:p text:style-name="Text_20_body">Localization of Plantlore is supported by the net.sf.plantlore.l10n.L10n class. This class works as a channel of Plantlore to the right properties file. Which property file to choose is determined in the main Plantlore class which either takes the via the Java Preferences class stored locale or takes the current locale and initializes the L10n class with it. Then the L10n class tries to find a property file for the given locale and falls back to a default English property if it doesn't find the one for the asked language (locale). When the client connects to a Plantlore server the DBLayer created on that server is also initialized with the client's locale. That way Plantlore is able to display even error messages in the desired locale.</text:p>
      <text:h text:style-name="Heading_20_2" text:outline-level="2">Internationalization</text:h>
      <text:p text:style-name="Text_20_body">Only parts of Plantlore are internationalized. Mainly the AddEdit and Search dialogs that use the Java NumberFormat class initialized with a proper locale. The current locale can be obtained from the L10n class.</text:p>
      <text:h text:style-name="Heading_20_2" text:outline-level="2">Conventions</text:h>
      <text:p text:style-name="Text_20_body">Structure of property keys reflects the package hierarchy. Mnemonics are denoted by an ampersand <text:s/>before a character in property files. <text:span text:style-name="T1">Method</text:span><text:span text:style-name="T2"> L10n.getMnemonic(String key)</text:span><text:span text:style-name="T1"> returns the mnemonic for the given key. Method </text:span><text:span text:style-name="T2">L10n.getString(String key)</text:span><text:span text:style-name="T1"> returns the value with the first ampersand omitted. Keys that have a „tooltip companion“ are denoted by a „TT“ suffix for example: Overview.ReloadTT. Dialog titles are denoted by a „Title“ suff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9-07T11:10:16</meta:creation-date>
    <dc:date>2006-09-09T23:46:45</dc:date>
    <dc:language>en-GB</dc:language>
    <meta:editing-cycles>13</meta:editing-cycles>
    <meta:editing-duration>PT42M19S</meta:editing-duration>
    <meta:user-defined meta:name="Info 1"/>
    <meta:user-defined meta:name="Info 2"/>
    <meta:user-defined meta:name="Info 3"/>
    <meta:user-defined meta:name="Info 4"/>
    <meta:document-statistic meta:table-count="0" meta:image-count="0" meta:object-count="0" meta:page-count="2" meta:paragraph-count="14" meta:word-count="523" meta:character-count="3300"/>
  </office:meta>
</office:document-meta>
</file>